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E80000012C1F395272.png"/>
  <manifest:file-entry manifest:media-type="image/png" manifest:full-path="Pictures/1000020100000374000002C395C5D691.png"/>
  <manifest:file-entry manifest:media-type="image/png" manifest:full-path="Pictures/1000020100000374000002C3180636D2.png"/>
  <manifest:file-entry manifest:media-type="image/png" manifest:full-path="Pictures/1000020100000374000002C3323694AD.png"/>
  <manifest:file-entry manifest:media-type="image/png" manifest:full-path="Pictures/1000020100000374000002C353ABA376.png"/>
  <manifest:file-entry manifest:media-type="image/png" manifest:full-path="Pictures/1000020100000324000001FB8834D3C8.png"/>
  <manifest:file-entry manifest:media-type="image/png" manifest:full-path="Pictures/1000020100000374000002C38CF29DDD.png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374000002C3EB90BC50.png"/>
  <manifest:file-entry manifest:media-type="image/png" manifest:full-path="Pictures/1000020100000374000002C37A555AD5.png"/>
  <manifest:file-entry manifest:media-type="image/png" manifest:full-path="Pictures/1000020100000096000000B00DF58A83.png"/>
  <manifest:file-entry manifest:media-type="image/png" manifest:full-path="Pictures/1000020100000374000002C3F51CBE34.png"/>
  <manifest:file-entry manifest:media-type="image/svg+xml" manifest:full-path="Pictures/20000001000006A40000083EE54888BC.svg"/>
  <manifest:file-entry manifest:media-type="image/jpeg" manifest:full-path="Pictures/10000000000001F40000017F147EB8CF.jpg"/>
  <manifest:file-entry manifest:media-type="image/png" manifest:full-path="Pictures/1000020100000374000002C3C79A754E.png"/>
  <manifest:file-entry manifest:media-type="image/png" manifest:full-path="Pictures/1000020100000374000002C3999505EF.png"/>
  <manifest:file-entry manifest:media-type="image/png" manifest:full-path="Pictures/1000020100000374000002C3DF1BAAE1.png"/>
  <manifest:file-entry manifest:media-type="image/png" manifest:full-path="Pictures/1000020100000374000002C3A775D890.png"/>
  <manifest:file-entry manifest:media-type="image/png" manifest:full-path="Pictures/1000020100000374000002C3D8C43D5C.png"/>
  <manifest:file-entry manifest:media-type="image/png" manifest:full-path="Pictures/100002010000033A0000034DA32545E8.png"/>
  <manifest:file-entry manifest:media-type="image/png" manifest:full-path="Pictures/1000020100000374000002C3DC5052ED.png"/>
  <manifest:file-entry manifest:media-type="image/png" manifest:full-path="Pictures/1000020100000374000002C363E1EEBD.png"/>
  <manifest:file-entry manifest:media-type="image/jpeg" manifest:full-path="Pictures/1000000000000215000002BC1A91F00D.jpg"/>
  <manifest:file-entry manifest:media-type="image/png" manifest:full-path="Pictures/1000020100000324000001FB70A79597.png"/>
  <manifest:file-entry manifest:media-type="image/png" manifest:full-path="Pictures/1000020100000374000002C3019D6C15.png"/>
  <manifest:file-entry manifest:media-type="image/png" manifest:full-path="Pictures/1000000000000A42000005A041D43559.png"/>
  <manifest:file-entry manifest:media-type="image/png" manifest:full-path="Pictures/1000020100000374000002C3F25BA5AA.png"/>
  <manifest:file-entry manifest:media-type="image/png" manifest:full-path="Pictures/1000020100000374000002C3F16E0582.png"/>
  <manifest:file-entry manifest:media-type="image/png" manifest:full-path="Pictures/1000020100000374000002C3082EF3A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22pt" fo:text-shadow="none" style:font-size-asian="22pt" style:font-size-complex="22pt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fo:font-family="'DejaVu Sans'" style:font-style-name="Book" style:font-family-generic="swiss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20" style:family="text">
      <style:text-properties fo:color="#000000" fo:font-family="'DejaVu Sans'" style:font-style-name="Book" style:font-family-generic="swiss" style:font-pitch="variable" fo:font-size="18pt" fo:text-shadow="none" style:font-family-asian="'DejaVu Sans'" style:font-style-name-asian="Book" style:font-family-generic-asian="swiss" style:font-size-asian="18pt" style:font-family-complex="'DejaVu Sans'" style:font-style-name-complex="Book" style:font-family-generic-complex="swiss" style:font-size-complex="18pt"/>
    </style:style>
    <style:style style:name="T21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22" style:family="text">
      <style:text-properties fo:color="#000000" fo:font-family="'DejaVu Sans'" style:font-style-name="Book" style:font-family-generic="swiss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3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4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6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7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29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3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fo:font-family="'DejaVu Sans'" style:font-family-generic="swiss" style:font-pitch="variabl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size="20pt" fo:text-shadow="none" style:font-size-asian="20pt" style:font-size-complex="20pt"/>
    </style:style>
    <style:style style:name="T37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38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39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2 - Installation du Système GNU/Linux</text:span></text:p>
              <text:list>
                <text:list-item>
                  <text:list>
                    <text:list-item>
                      <text:p text:style-name="P8"><text:span text:style-name="T7">Identifier les étapes de l'installation</text:span></text:p>
                    </text:list-item>
                    <text:list-item>
                      <text:p text:style-name="P8"><text:span text:style-name="T7">Partitionnement et formatage d'un disque dur</text:span></text:p>
                    </text:list-item>
                    <text:list-item>
                      <text:p text:style-name="P8"><text:span text:style-name="T7">Installation du système de base</text:span></text:p>
                    </text:list-item>
                    <text:list-item>
                      <text:p text:style-name="P8"><text:span text:style-name="T7">choix des paquets d'applications</text:span></text:p>
                    </text:list-item>
                    <text:list-item>
                      <text:p text:style-name="P8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ifférents choix de partitionnement</text:span></text:p>
                    </text:list-item>
                    <text:list-item>
                      <text:p text:style-name="P8"><text:span text:style-name="T7">Différents choix d'organisation du stockage</text:span></text:p>
                      <text:list>
                        <text:list-item>
                          <text:p text:style-name="P8"><text:span text:style-name="T8">Unités de disque multiples avec ou sans redondance</text:span></text:p>
                        </text:list-item>
                        <text:list-item>
                          <text:p text:style-name="P8"><text:span text:style-name="T8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6">Séance en 3 étapes</text:span></text:p>
              <text:list>
                <text:list-item>
                  <text:list>
                    <text:list-item>
                      <text:p text:style-name="P8"><text:span text:style-name="T7">Installation du système de base Debian GNU/Linux</text:span></text:p>
                      <text:list>
                        <text:list-item>
                          <text:p text:style-name="P8"><text:span text:style-name="T9">Couches kernel et shell</text:span></text:p>
                        </text:list-item>
                        <text:list-item>
                          <text:p text:style-name="P8"><text:span text:style-name="T9">Gestionnaire de paquets</text:span></text:p>
                        </text:list-item>
                      </text:list>
                    </text:list-item>
                    <text:list-item>
                      <text:p text:style-name="P8"><text:span text:style-name="T7">Configuration système et choix des applications</text:span></text:p>
                      <text:list>
                        <text:list-item>
                          <text:p text:style-name="P8"><text:span text:style-name="T9">Couche application</text:span></text:p>
                        </text:list-item>
                        <text:list-item>
                          <text:p text:style-name="P8"><text:span text:style-name="T9">Deux comptes utilisateurs : </text:span></text:p>
                          <text:list>
                            <text:list-item>
                              <text:p text:style-name="P8"><text:span text:style-name="T8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hoix «macroscopique» de paquets</text:span></text:p>
                    </text:list-item>
                    <text:list-item>
                      <text:p text:style-name="P8"><text:span text:style-name="T7">Recensement des composants matériels</text:span></text:p>
                      <text:list>
                        <text:list-item>
                          <text:p text:style-name="P8"><text:span text:style-name="T9">Architecture : processeur &amp; RAM</text:span></text:p>
                        </text:list-item>
                        <text:list-item>
                          <text:p text:style-name="P8"><text:span text:style-name="T9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6">Installation avec une image ISO</text:span></text:p>
              <text:list>
                <text:list-item>
                  <text:list>
                    <text:list-item>
                      <text:p text:style-name="P8"><text:span text:style-name="T7">CD/DVD</text:span></text:p>
                      <text:list>
                        <text:list-item>
                          <text:p text:style-name="P8"><text:span text:style-name="T8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7">Netinst</text:span></text:p>
                      <text:list>
                        <text:list-item>
                          <text:p text:style-name="P8"><text:span text:style-name="T9">Accès réseau nominal</text:span></text:p>
                        </text:list-item>
                      </text:list>
                    </text:list-item>
                    <text:list-item>
                      <text:p text:style-name="P8"><text:span text:style-name="T7">USB</text:span></text:p>
                      <text:list>
                        <text:list-item>
                          <text:p text:style-name="P8"><text:span text:style-name="T9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Manuel d'installation</text:span></text:p>
              <text:list>
                <text:list-item>
                  <text:p text:style-name="P8"><text:span text:style-name="T8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6">Paramètres de la machine à connaître</text:span></text:p>
              <text:list>
                <text:list-item>
                  <text:list>
                    <text:list-item>
                      <text:p text:style-name="P8"><text:span text:style-name="T7">Architecture, Processeur &amp; RAM</text:span></text:p>
                      <text:list>
                        <text:list-item>
                          <text:p text:style-name="P8"><text:span text:style-name="T8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7">Stockage</text:span></text:p>
                      <text:list>
                        <text:list-item>
                          <text:p text:style-name="P8"><text:span text:style-name="T8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7">Gestion du stockage</text:span></text:p>
                      <text:list>
                        <text:list-item>
                          <text:p text:style-name="P8"><text:span text:style-name="T8">Types &amp; nombre des partitions (swap)</text:span></text:p>
                        </text:list-item>
                        <text:list-item>
                          <text:p text:style-name="P8"><text:span text:style-name="T8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7">Réseau</text:span></text:p>
                      <text:list>
                        <text:list-item>
                          <text:p text:style-name="P8"><text:span text:style-name="T8">Modèles &amp; nombre des interfaces</text:span></text:p>
                        </text:list-item>
                        <text:list-item>
                          <text:p text:style-name="P8"><text:span text:style-name="T8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7">Graphique</text:span></text:p>
                      <text:list>
                        <text:list-item>
                          <text:p text:style-name="P8"><text:span text:style-name="T8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6">Installation en 2 étapes</text:span></text:p>
              <text:list>
                <text:list-item>
                  <text:list>
                    <text:list-item>
                      <text:p text:style-name="P8"><text:span text:style-name="T10">Le système de base</text:span></text:p>
                      <text:list>
                        <text:list-item>
                          <text:p text:style-name="P8"><text:span text:style-name="T9">Noyau &amp; modules</text:span></text:p>
                        </text:list-item>
                        <text:list-item>
                          <text:p text:style-name="P8"><text:span text:style-name="T9">Shell</text:span></text:p>
                        </text:list-item>
                        <text:list-item>
                          <text:p text:style-name="P8"><text:span text:style-name="T9">Partitionnement, Formatage et Montage du système de fichiers</text:span></text:p>
                        </text:list-item>
                        <text:list-item>
                          <text:p text:style-name="P8"><text:span text:style-name="T9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0">Les paquets</text:span></text:p>
                      <text:list>
                        <text:list-item>
                          <text:p text:style-name="P8"><text:span text:style-name="T9">Chaîne(s) de développement</text:span></text:p>
                        </text:list-item>
                        <text:list-item>
                          <text:p text:style-name="P8"><text:span text:style-name="T9">Services Internet</text:span></text:p>
                        </text:list-item>
                        <text:list-item>
                          <text:p text:style-name="P8"><text:span text:style-name="T11">Interfaces graphiques utilisateur (GUIs)</text:span></text:p>
                        </text:list-item>
                        <text:list-item>
                          <text:p text:style-name="P8"><text:span text:style-name="T11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6">1er écran + &lt;F1&gt;</text:span></text:p>
              <text:list>
                <text:list-item>
                  <text:list>
                    <text:list-item>
                      <text:p text:style-name="P8"><text:span text:style-name="T12">Fonctions </text:span></text:p>
                      <text:p text:style-name="P8"><text:span text:style-name="T12">disponibles</text:span></text:p>
                    </text:list-item>
                    <text:list-item>
                      <text:p text:style-name="P8"><text:span text:style-name="T12">&lt;F4&gt; </text:span><text:span text:style-name="T11">rescue mode</text:span></text:p>
                      <text:list>
                        <text:list-item>
                          <text:p text:style-name="P8"><text:span text:style-name="T11">Accès au système</text:span></text:p>
                          <text:p text:style-name="P8"><text:span text:style-name="T11">de fichiers après </text:span></text:p>
                          <text:p text:style-name="P8"><text:span text:style-name="T11">chargement du</text:span></text:p>
                          <text:p text:style-name="P8"><text:span text:style-name="T11">noyau du media</text:span></text:p>
                          <text:p text:style-name="P8"><text:span text:style-name="T11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6">Méthodes</text:span></text:p>
              <text:p text:style-name="P8"><text:span text:style-name="T6">d'installation</text:span></text:p>
              <text:list>
                <text:list-item>
                  <text:list>
                    <text:list-item>
                      <text:p text:style-name="P8"><text:span text:style-name="T12">Console</text:span></text:p>
                    </text:list-item>
                    <text:list-item>
                      <text:p text:style-name="P8"><text:span text:style-name="T12">Graphique</text:span></text:p>
                    </text:list-item>
                    <text:list-item>
                      <text:p text:style-name="P8"><text:span text:style-name="T11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6">Langues &amp;</text:span></text:p>
              <text:p text:style-name="P8"><text:span text:style-name="T6">clavier</text:span></text:p>
            </text:list-item>
            <text:list-item>
              <text:p text:style-name="P8"><text:span text:style-name="T9">Langue</text:span></text:p>
            </text:list-item>
            <text:list-item>
              <text:p text:style-name="P8"><text:span text:style-name="T11">Situation </text:span></text:p>
              <text:p text:style-name="P8"><text:span text:style-name="T11">géographique</text:span></text:p>
            </text:list-item>
            <text:list-item>
              <text:p text:style-name="P8"><text:span text:style-name="T11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4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4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6">Configuration</text:span></text:p>
              <text:p text:style-name="P8"><text:span text:style-name="T6">réseau</text:span></text:p>
            </text:list-item>
            <text:list-item>
              <text:p text:style-name="P8"><text:span text:style-name="T9">Automatique ou</text:span></text:p>
              <text:p text:style-name="P8"><text:span text:style-name="T9">manuelle</text:span></text:p>
            </text:list-item>
            <text:list-item>
              <text:p text:style-name="P8"><text:span text:style-name="T11">Serveur de noms</text:span></text:p>
              <text:p text:style-name="P8"><text:span text:style-name="T11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4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7">Comptes </text:span></text:p>
              <text:p text:style-name="P8"><text:span text:style-name="T7">utilisateur</text:span></text:p>
            </text:list-item>
            <text:list-item>
              <text:p text:style-name="P8"><text:span text:style-name="T8">Super utilisateur</text:span></text:p>
              <text:p text:style-name="P8"><text:span text:style-name="T13">→ </text:span><text:span text:style-name="T13">mot de passe</text:span></text:p>
              <text:p text:style-name="P8"><text:span text:style-name="T13">uniquement</text:span></text:p>
              <text:p text:style-name="P8"><text:span text:style-name="T13">→ </text:span><text:span text:style-name="T13">nom de connexion</text:span></text:p>
              <text:p text:style-name="P8"><text:span text:style-name="T13">défini par défaut :</text:span></text:p>
              <text:p text:style-name="P8"><text:span text:style-name="T14">root</text:span></text:p>
            </text:list-item>
            <text:list-item>
              <text:p text:style-name="P8"><text:span text:style-name="T15">Utilisateur normal</text:span></text:p>
              <text:p text:style-name="P8"><text:span text:style-name="T16">→ </text:span><text:span text:style-name="T16">nom complet,</text:span></text:p>
              <text:p text:style-name="P8"><text:span text:style-name="T16">identifiant et mot de</text:span></text:p>
              <text:p text:style-name="P8"><text:span text:style-name="T16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4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4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4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4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6">Partitions</text:span></text:p>
            </text:list-item>
            <text:list-item>
              <text:p text:style-name="P8"><text:span text:style-name="T9">Choix unité(s) de</text:span></text:p>
              <text:p text:style-name="P8"><text:span text:style-name="T9">disque</text:span></text:p>
            </text:list-item>
            <text:list-item>
              <text:p text:style-name="P8"><text:span text:style-name="T11">Choix partitions</text:span></text:p>
              <text:p text:style-name="P8"><text:span text:style-name="T16">LVM (Logical Volume</text:span></text:p>
              <text:p text:style-name="P8"><text:span text:style-name="T16">Manager)</text:span></text:p>
              <text:p text:style-name="P8"><text:span text:style-name="T16">RAID (Redundant</text:span></text:p>
              <text:p text:style-name="P8"><text:span text:style-name="T16">Array of independant</text:span></text:p>
              <text:p text:style-name="P8"><text:span text:style-name="T16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4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4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4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7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7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7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7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7">/ → racine du système de fichiers</text:span></text:p>
              <text:list>
                <text:list-item>
                  <text:list>
                    <text:list-item>
                      <text:p text:style-name="P8"><text:span text:style-name="T8">Taille réduite</text:span></text:p>
                    </text:list-item>
                    <text:list-item>
                      <text:p text:style-name="P8"><text:span text:style-name="T8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boot → noyau + gestionnaire d'amorce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Dépend du nombre de noyaux différents présents sur le système</text:span></text:p>
                    </text:list-item>
                    <text:list-item>
                      <text:p text:style-name="P8"><text:span text:style-name="T15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swap → espace d'échange mémoire sur disque</text:span></text:p>
              <text:list>
                <text:list-item>
                  <text:list>
                    <text:list-item>
                      <text:p text:style-name="P8"><text:span text:style-name="T15">Taille = quantité de RAM</text:span></text:p>
                    </text:list-item>
                    <text:list-item>
                      <text:p text:style-name="P8"><text:span text:style-name="T15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/tmp → fichiers temporaires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7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8">Taille moyenne sur serveur | importante sur poste client</text:span></text:p>
                    </text:list-item>
                    <text:list-item>
                      <text:p text:style-name="P8"><text:span text:style-name="T8">/usr → fichiers d'applications fournies sous forme de paquets</text:span></text:p>
                    </text:list-item>
                    <text:list-item>
                      <text:p text:style-name="P8"><text:span text:style-name="T8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var → données des services</text:span></text:p>
              <text:list>
                <text:list-item>
                  <text:list>
                    <text:list-item>
                      <text:p text:style-name="P8"><text:span text:style-name="T15">Taille … fonction du nombre et de la nature des services utilisés</text:span></text:p>
                    </text:list-item>
                    <text:list-item>
                      <text:p text:style-name="P8"><text:span text:style-name="T15">Gros besoins en stockage</text:span></text:p>
                      <text:list>
                        <text:list-item>
                          <text:p text:style-name="P8"><text:span text:style-name="T16">Bases de données</text:span></text:p>
                        </text:list-item>
                        <text:list-item>
                          <text:p text:style-name="P8"><text:span text:style-name="T16">Services Web</text:span></text:p>
                        </text:list-item>
                        <text:list-item>
                          <text:p text:style-name="P8"><text:span text:style-name="T16">Supervision</text:span></text:p>
                        </text:list-item>
                        <text:list-item>
                          <text:p text:style-name="P8"><text:span text:style-name="T16">Journalisation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Routeurs</text:span></text:p>
                        </text:list-item>
                        <text:list-item>
                          <text:p text:style-name="P8"><text:span text:style-name="T16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7">/home → données des utilisateurs</text:span></text:p>
              <text:list>
                <text:list-item>
                  <text:list>
                    <text:list-item>
                      <text:p text:style-name="P8"><text:span text:style-name="T8">Taille … fonction du nombre d'utilisateurs</text:span></text:p>
                    </text:list-item>
                    <text:list-item>
                      <text:p text:style-name="P8"><text:span text:style-name="T8">Gros besoins en stockage</text:span></text:p>
                      <text:list>
                        <text:list-item>
                          <text:p text:style-name="P8"><text:span text:style-name="T16">Courrier électronique</text:span></text:p>
                        </text:list-item>
                        <text:list-item>
                          <text:p text:style-name="P8"><text:span text:style-name="T16">Données hébergées</text:span></text:p>
                        </text:list-item>
                        <text:list-item>
                          <text:p text:style-name="P8"><text:span text:style-name="T16">Profils utilisateurs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Deux comptes utilisateurs issus de l'installation du système de base</text:span></text:p>
                        </text:list-item>
                        <text:list-item>
                          <text:p text:style-name="P8"><text:span text:style-name="T16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7">Répertoires utilisateurs</text:span></text:p>
              <text:list>
                <text:list-item>
                  <text:list>
                    <text:list-item>
                      <text:p text:style-name="P8"><text:span text:style-name="T8">Superutilisateur = root → /root</text:span></text:p>
                    </text:list-item>
                    <text:list-item>
                      <text:p text:style-name="P8"><text:span text:style-name="T8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7">Stratégies de partitionnement</text:span></text:p>
              <text:list>
                <text:list-item>
                  <text:list>
                    <text:list-item>
                      <text:p text:style-name="P8"><text:span text:style-name="T8">Tout dans une seule partition (recommandé pour les débutants)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aucune question sur l'espace de stockage lors de l'installation</text:span></text:p>
                          <text:p text:style-name="P8"><text:span text:style-name="T19">⊝</text:span><text:span text:style-name="T20"> </text:span><text:span text:style-name="T20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8">Partition /home séparée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données utilisateur isolées du système</text:span></text:p>
                          <text:p text:style-name="P8"><text:span text:style-name="T21">⊝</text:span><text:span text:style-name="T23"> </text:span><text:span text:style-name="T23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5">Partitions /home, /usr, /var et /tmp séparées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espaces de stockage indépendants</text:span></text:p>
                          <text:p text:style-name="P8"><text:span text:style-name="T21">⊕</text:span><text:span text:style-name="T22"> </text:span><text:span text:style-name="T22">redimensionnement et/ou déplacement possible de chaque espace</text:span></text:p>
                          <text:p text:style-name="P8"><text:span text:style-name="T21">⊝</text:span><text:span text:style-name="T23"> </text:span><text:span text:style-name="T23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7">Choix des systèmes de fichiers</text:span></text:p>
              <text:list>
                <text:list-item>
                  <text:list>
                    <text:list-item>
                      <text:p text:style-name="P8"><text:span text:style-name="T8">Ext(2|3|4) → Système historique GNU/Linux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Fiabilité éprouvée et reconnue depuis longtemps</text:span></text:p>
                          <text:p text:style-name="P8"><text:span text:style-name="T19">⊝</text:span><text:span text:style-name="T20"> </text:span><text:span text:style-name="T20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8">BTRFS → Système en devenir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Bénéficie des dernières avancées techniques</text:span></text:p>
                          <text:p text:style-name="P8"><text:span text:style-name="T21">⊝</text:span><text:span text:style-name="T23"> </text:span><text:span text:style-name="T23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5">XFS → Système adapté aux «grands volumes»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Fiabilité éprouvée et reconnue depuis longtemps</text:span></text:p>
                          <text:p text:style-name="P8"><text:span text:style-name="T21">⊝</text:span><text:span text:style-name="T23"> </text:span><text:span text:style-name="T23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8">FAT(16|32) → Plus (petit|ancien) dénominateur commun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Très répandu dans les dispositifs mobiles</text:span></text:p>
                          <text:p text:style-name="P8"><text:span text:style-name="T21">⊝</text:span><text:span text:style-name="T23"> </text:span><text:span text:style-name="T23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4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4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«macroscopique» du jeu de paquets à installer</text:span></text:p>
                      <text:list>
                        <text:list-item>
                          <text:p text:style-name="P8"><text:span text:style-name="T25">Application </text:span><text:span text:style-name="T26">tasksel</text:span></text:p>
                        </text:list-item>
                        <text:list-item>
                          <text:p text:style-name="P8"><text:span text:style-name="T25">Sur un serveur → utilitaires standard du système uniquement</text:span></text:p>
                        </text:list-item>
                        <text:list-item>
                          <text:p text:style-name="P8"><text:span text:style-name="T25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6">Environnement graphique KDE</text:span></text:p>
              <text:list>
                <text:list-item>
                  <text:list>
                    <text:list-item>
                      <text:p text:style-name="P8"><text:span text:style-name="T24">Depuis l'écran initial d'installation</text:span></text:p>
                      <text:list>
                        <text:list-item>
                          <text:p text:style-name="P8"><text:span text:style-name="T27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4">Depuis un système déjà installé</text:span></text:p>
                      <text:list>
                        <text:list-item>
                          <text:p text:style-name="P8"><text:span text:style-name="T28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6">GRUB → GRand Unified Bootloader </text:span></text:p>
              <text:list>
                <text:list-item>
                  <text:list>
                    <text:list-item>
                      <text:p text:style-name="P8"><text:span text:style-name="T12">Code exécuté avant l'initialisation d'un noyau</text:span></text:p>
                    </text:list-item>
                    <text:list-item>
                      <text:p text:style-name="P8"><text:span text:style-name="T18">Gestion «multi-boot» si plusieurs systèmes d'exploitation sont installés</text:span></text:p>
                    </text:list-item>
                    <text:list-item>
                      <text:p text:style-name="P8"><text:span text:style-name="T18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7">Initiation en mode console</text:span></text:p>
              <text:list>
                <text:list-item>
                  <text:list>
                    <text:list-item>
                      <text:p text:style-name="P8"><text:span text:style-name="T29">Ouvrir une console ou un terminal</text:span></text:p>
                    </text:list-item>
                    <text:list-item>
                      <text:p text:style-name="P8"><text:span text:style-name="T29">Passer en mode superutilisateur à l'aide de la commande </text:span><text:span text:style-name="T30">su</text:span></text:p>
                    </text:list-item>
                    <text:list-item>
                      <text:p text:style-name="P8"><text:span text:style-name="T29">Éditer le fichier </text:span><text:span text:style-name="T27">/etc/apt/sources.list</text:span><text:span text:style-name="T29"> avec </text:span><text:span text:style-name="T30">vi</text:span><text:span text:style-name="T29"> ou </text:span><text:span text:style-name="T30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1">deb http://ftp.fr.debian.org/debian/ testing main contrib non-free</text:span></text:p>
              <text:p text:style-name="P8"><text:span text:style-name="T31">#deb-src http://ftp.fr.debian.org/debian/ testing main contrib non-free</text:span></text:p>
              <text:p text:style-name="P8"><text:span text:style-name="T31">deb http://security.debian.org/ testing/updates main</text:span></text:p>
              <text:p text:style-name="P8"><text:span text:style-name="T31">#deb-src http://security.debian.org/ testing/updates</text:span></text:p>
              <text:p text:style-name="P8"><text:span text:style-name="T31"># Dépôt des paquets multimédia : mplayer, etc.</text:span></text:p>
              <text:p text:style-name="P8"><text:span text:style-name="T31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29">Mise à jour du catalogue local des paquets</text:span></text:p>
                  <text:list>
                    <text:list-header>
                      <text:p text:style-name="P8"><text:span text:style-name="T27">aptitude update</text:span></text:p>
                    </text:list-header>
                  </text:list>
                </text:list-item>
                <text:list-item>
                  <text:p text:style-name="P8"><text:span text:style-name="T29">Installation des clés de validation du dépôt multimédia</text:span></text:p>
                  <text:list>
                    <text:list-header>
                      <text:p text:style-name="P8"><text:span text:style-name="T27">aptitude install debian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29">Installation «optimale» → processus long</text:span></text:p>
                    </text:list-item>
                    <text:list-item>
                      <text:p text:style-name="P8"><text:span text:style-name="T29">Duplication de la liste des paquets installés sans les configurations</text:span></text:p>
                    </text:list-item>
                    <text:list-item>
                      <text:p text:style-name="P8"><text:span text:style-name="T29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7">$</text:span><text:span text:style-name="T31"> aptitude search \</text:span></text:p>
              <text:p text:style-name="P8"><text:span text:style-name="T31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7">#</text:span><text:span text:style-name="T31"> aptitude install \</text:span></text:p>
              <text:p text:style-name="P8"><text:span text:style-name="T31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15">Ouvrir une console ou un terminal</text:span></text:p>
                    </text:list-item>
                    <text:list-item>
                      <text:p text:style-name="P8"><text:span text:style-name="T29">Utiliser les commandes </text:span><text:span text:style-name="T33">dmesg</text:span><text:span text:style-name="T29">, </text:span><text:span text:style-name="T33">less</text:span><text:span text:style-name="T34"> avec un tube ou </text:span><text:span text:style-name="T35">pipe</text:span><text:span text:style-name="T34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1">Memory: 1014192k/1048564k available \</text:span></text:p>
              <text:p text:style-name="P8"><text:span text:style-name="T31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1">Linux version 3.2.0-2-amd64 (Debian 3.2.15-1) \</text:span></text:p>
              <text:p text:style-name="P8"><text:span text:style-name="T31"><text:s/></text:span><text:span text:style-name="T31">(debian-kernel@lists.debian.org) (gcc version 4.6.3 (Debian 4.6.3-1) ) \</text:span></text:p>
              <text:p text:style-name="P8"><text:span text:style-name="T31"><text:s/></text:span><text:span text:style-name="T31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1">bnx2 0000:01:00.0: eth0: Broadcom NetXtreme II BCM5709 1000Base-T (C0) \</text:span></text:p>
              <text:p text:style-name="P8"><text:span text:style-name="T31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1">Intel(R) Gigabit Ethernet Network Driver - version 3.2.10-k</text:span></text:p>
              <text:p text:style-name="P8"><text:span text:style-name="T31">Copyright (c) 2007-2011 Intel Corporation.</text:span></text:p>
              <text:p text:style-name="P8"><text:span text:style-name="T31">igb 0000:07:00.0: PCI INT A -&gt; GSI 55 (level, low) -&gt; IRQ 55</text:span></text:p>
              <text:p text:style-name="P8"><text:span text:style-name="T31">setting latency timer to 64</text:span></text:p>
              <text:p text:style-name="P8"><text:span text:style-name="T31">irq 81 for MSI/MSI-X</text:span></text:p>
              <text:p text:style-name="P8"><text:span text:style-name="T31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1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modèle d'interface réseau → </text:span><text:span text:style-name="T37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1">virtio-pci 0000:00:03.0: irq 44 for MSI/MSI-X</text:span></text:p>
              <text:p text:style-name="P8"><text:span text:style-name="T31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1">ata1: PATA max MWDMA2 cmd 0x1f0 ctl 0x3f6 bmdma 0xc100 irq 14</text:span></text:p>
              <text:p text:style-name="P8"><text:span text:style-name="T31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1">scsi0 : LSI SAS based MegaRAID driver</text:span></text:p>
              <text:p text:style-name="P8"><text:span text:style-name="T31">megasas: 0x1000:0x0079:0x1028:0x1f17: bus 3:slot 0:func 0</text:span></text:p>
              <text:p text:style-name="P8"><text:span text:style-name="T31">megaraid_sas 0000:03:00.0: PCI INT A -&gt; GSI 16 (level, low) -&gt; IRQ 16</text:span></text:p>
              <text:p text:style-name="P8"><text:span text:style-name="T31">megaraid_sas 0000:03:00.0: setting latency timer to 64</text:span></text:p>
              <text:p text:style-name="P8"><text:span text:style-name="T31">megasas: FW now in Ready state</text:span></text:p>
              <text:p text:style-name="P8"><text:span text:style-name="T31">megaraid_sas 0000:03:00.0: irq 90 for MSI/MSI-X</text:span></text:p>
              <text:p text:style-name="P8"><text:span text:style-name="T31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Utiliser les commandes </text:span><text:span text:style-name="T33">lspci</text:span><text:span text:style-name="T34"> et </text:span><text:span text:style-name="T33">lsusb</text:span></text:p>
                    </text:list-item>
                    <text:list-item>
                      <text:p text:style-name="P8"><text:span text:style-name="T30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7">$</text:span><text:span text:style-name="T31"> lspci</text:span></text:p>
              <text:p text:style-name="P8"><text:span text:style-name="T31">00:00.0 Host bridge: Intel Corporation 440FX - 82441FX PMC [Natoma] (rev 02)</text:span></text:p>
              <text:p text:style-name="P8"><text:span text:style-name="T31">00:01.0 ISA bridge: Intel Corporation 82371SB PIIX3 ISA [Natoma/Triton II]</text:span></text:p>
              <text:p text:style-name="P8"><text:span text:style-name="T31">00:01.1 IDE interface: Intel Corporation 82371SB PIIX3 IDE [Natoma/Triton II]</text:span></text:p>
              <text:p text:style-name="P8"><text:span text:style-name="T31">00:01.2 USB controller: Intel Corporation 82371SB PIIX3 USB [Natoma/Triton II]</text:span></text:p>
              <text:p text:style-name="P8"><text:span text:style-name="T31">00:01.3 Bridge: Intel Corporation 82371AB/EB/MB PIIX4 ACPI (rev 03)</text:span></text:p>
              <text:p text:style-name="P8"><text:span text:style-name="T31">00:02.0 VGA compatible controller: Cirrus Logic GD 5446</text:span></text:p>
              <text:p text:style-name="P8"><text:span text:style-name="T31">00:03.0 Ethernet controller: Red Hat, Inc Virtio network device</text:span></text:p>
              <text:p text:style-name="P8"><text:span text:style-name="T31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7">$</text:span><text:span text:style-name="T31"> cat /proc/cpuinfo</text:span></text:p>
              <text:p text:style-name="P13"><text:span text:style-name="T38">processor <text:s text:c="6"/>: 0</text:span></text:p>
              <text:p text:style-name="P13"><text:span text:style-name="T38">vendor_id <text:s text:c="6"/>: GenuineIntel</text:span></text:p>
              <text:p text:style-name="P13"><text:span text:style-name="T38">cpu family <text:s text:c="5"/>: 6</text:span></text:p>
              <text:p text:style-name="P13"><text:span text:style-name="T38">model <text:s text:c="10"/>: 2</text:span></text:p>
              <text:p text:style-name="P13"><text:span text:style-name="T38">model name <text:s text:c="5"/>: QEMU Virtual CPU version 1.0</text:span></text:p>
              <text:p text:style-name="P13"><text:span text:style-name="T38">stepping <text:s text:c="7"/>: 3</text:span></text:p>
              <text:p text:style-name="P13"><text:span text:style-name="T38">microcode <text:s text:c="6"/>: 0x1</text:span></text:p>
              <text:p text:style-name="P13"><text:span text:style-name="T38">cpu MHz <text:s text:c="8"/>: 2394.560</text:span></text:p>
              <text:p text:style-name="P13"><text:span text:style-name="T38">cache size <text:s text:c="5"/>: 4096 KB</text:span></text:p>
              <text:p text:style-name="P13"><text:span text:style-name="T38">fpu <text:s text:c="12"/>: yes</text:span></text:p>
              <text:p text:style-name="P13"><text:span text:style-name="T38">fpu_exception <text:s text:c="2"/>: yes</text:span></text:p>
              <text:p text:style-name="P13"><text:span text:style-name="T38">cpuid level <text:s text:c="4"/>: 4</text:span></text:p>
              <text:p text:style-name="P13"><text:span text:style-name="T38">wp <text:s text:c="13"/>: yes</text:span></text:p>
              <text:p text:style-name="P13"><text:span text:style-name="T38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38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38">bogomips <text:s text:c="7"/>: 4789.12</text:span></text:p>
              <text:p text:style-name="P13"><text:span text:style-name="T38">clflush size <text:s text:c="3"/>: 64</text:span></text:p>
              <text:p text:style-name="P13"><text:span text:style-name="T38">cache_alignment : 64</text:span></text:p>
              <text:p text:style-name="P13"><text:span text:style-name="T38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ttributs du processeur</text:span></text:p>
                    </text:list-item>
                    <text:list-item>
                      <text:p text:style-name="P8"><text:span text:style-name="T36">Machine virtuelle → QEMU</text:span></text:p>
                    </text:list-item>
                    <text:list-item>
                      <text:p text:style-name="P8"><text:span text:style-name="T36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7">$</text:span><text:span text:style-name="T31"> cat /proc/interrupts</text:span></text:p>
              <text:p text:style-name="P13"><text:span text:style-name="T38"><text:s text:c="11"/></text:span><text:span text:style-name="T38">CPU0 <text:s text:c="6"/>CPU1 <text:s text:c="6"/></text:span></text:p>
              <text:p text:style-name="P13"><text:span text:style-name="T38"><text:s text:c="2"/></text:span><text:span text:style-name="T38">0: <text:s text:c="8"/>29 <text:s text:c="9"/>1 <text:s text:c="2"/>IO-APIC-edge <text:s text:c="5"/>timer</text:span></text:p>
              <text:p text:style-name="P13"><text:span text:style-name="T38"><text:s text:c="2"/></text:span><text:span text:style-name="T38">1: <text:s text:c="9"/>1 <text:s text:c="9"/>8 <text:s text:c="2"/>IO-APIC-edge <text:s text:c="5"/>i8042</text:span></text:p>
              <text:p text:style-name="P13"><text:span text:style-name="T38"><text:s text:c="2"/></text:span><text:span text:style-name="T38">6: <text:s text:c="9"/>0 <text:s text:c="9"/>2 <text:s text:c="2"/>IO-APIC-edge <text:s text:c="5"/>floppy</text:span></text:p>
              <text:p text:style-name="P13"><text:span text:style-name="T38"><text:s text:c="2"/></text:span><text:span text:style-name="T38">7: <text:s text:c="9"/>0 <text:s text:c="9"/>0 <text:s text:c="2"/>IO-APIC-edge <text:s text:c="5"/>parport0</text:span></text:p>
              <text:p text:style-name="P13"><text:span text:style-name="T38"><text:s text:c="2"/></text:span><text:span text:style-name="T38">8: <text:s text:c="9"/>0 <text:s text:c="9"/>1 <text:s text:c="2"/>IO-APIC-edge <text:s text:c="5"/>rtc0</text:span></text:p>
              <text:p text:style-name="P13"><text:span text:style-name="T38"><text:s text:c="2"/></text:span><text:span text:style-name="T38">9: <text:s text:c="9"/>0 <text:s text:c="9"/>0 <text:s text:c="2"/>IO-APIC-fasteoi <text:s text:c="2"/>acpi</text:span></text:p>
              <text:p text:style-name="P13"><text:span text:style-name="T38"><text:s/></text:span><text:span text:style-name="T38">11: <text:s text:c="8"/>11 <text:s text:c="8"/>11 <text:s text:c="2"/>IO-APIC-fasteoi <text:s text:c="2"/>uhci_hcd:usb1</text:span></text:p>
              <text:p text:style-name="P13"><text:span text:style-name="T38"><text:s/></text:span><text:span text:style-name="T38">12: <text:s text:c="8"/>65 <text:s text:c="8"/>56 <text:s text:c="2"/>IO-APIC-edge <text:s text:c="5"/>i8042</text:span></text:p>
              <text:p text:style-name="P13"><text:span text:style-name="T38"><text:s/></text:span><text:span text:style-name="T38">14: <text:s text:c="9"/>0 <text:s text:c="9"/>0 <text:s text:c="2"/>IO-APIC-edge <text:s text:c="5"/>ata_piix</text:span></text:p>
              <text:p text:style-name="P13"><text:span text:style-name="T38"><text:s/></text:span><text:span text:style-name="T38">15: <text:s text:c="8"/>35 <text:s text:c="8"/>41 <text:s text:c="2"/>IO-APIC-edge <text:s text:c="5"/>ata_piix</text:span></text:p>
              <text:p text:style-name="P13"><text:span text:style-name="T38"><text:s/></text:span><text:span text:style-name="T38">40: <text:s text:c="9"/>0 <text:s text:c="9"/>0 <text:s text:c="2"/>PCI-MSI-edge <text:s text:c="5"/>virtio1-config</text:span></text:p>
              <text:p text:style-name="P13"><text:span text:style-name="T38"><text:s/></text:span><text:span text:style-name="T38">41: <text:s text:c="6"/>1959 <text:s text:c="6"/>1969 <text:s text:c="2"/>PCI-MSI-edge <text:s text:c="5"/>virtio1-requests</text:span></text:p>
              <text:p text:style-name="P13"><text:span text:style-name="T38"><text:s/></text:span><text:span text:style-name="T38">42: <text:s text:c="9"/>0 <text:s text:c="9"/>0 <text:s text:c="2"/>PCI-MSI-edge <text:s text:c="5"/>virtio0-config</text:span></text:p>
              <text:p text:style-name="P13"><text:span text:style-name="T38"><text:s/></text:span><text:span text:style-name="T38">43: <text:s text:c="5"/>11519 <text:s text:c="5"/>11505 <text:s text:c="2"/>PCI-MSI-edge <text:s text:c="5"/>virtio0-input</text:span></text:p>
              <text:p text:style-name="P13"><text:span text:style-name="T38">NMI: <text:s text:c="9"/>0 <text:s text:c="9"/>0 <text:s text:c="2"/>Non-maskable interrupts</text:span></text:p>
              <text:p text:style-name="P13"><text:span text:style-name="T38">LOC: <text:s text:c="5"/>16409 <text:s text:c="5"/>15641 <text:s text:c="2"/>Local timer interrupts</text:span></text:p>
              <text:p text:style-name="P13"><text:span text:style-name="T38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ffectations des vecteurs</text:span></text:p>
                      <text:p text:style-name="P8"><text:span text:style-name="T36">d'interruptions</text:span></text:p>
                    </text:list-item>
                    <text:list-item>
                      <text:p text:style-name="P8"><text:span text:style-name="T36">Un vecteur unique par</text:span></text:p>
                      <text:p text:style-name="P8"><text:span text:style-name="T36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6">Installation de la distribution Debian GNU/Linux</text:span></text:p>
              <text:list>
                <text:list-item>
                  <text:list>
                    <text:list-item>
                      <text:p text:style-name="P8"><text:span text:style-name="T10">Trop Facile ! </text:span></text:p>
                    </text:list-item>
                    <text:list-item>
                      <text:p text:style-name="P8"><text:span text:style-name="T10">H</text:span><text:span text:style-name="T39">istoire «continue» depuis 1993</text:span></text:p>
                    </text:list-item>
                    <text:list-item>
                      <text:p text:style-name="P8"><text:span text:style-name="T39">Contexte métier =&gt; connaissances</text:span></text:p>
                      <text:list>
                        <text:list-item>
                          <text:p text:style-name="P8"><text:span text:style-name="T29">Architectures petits/grands systèmes</text:span></text:p>
                        </text:list-item>
                        <text:list-item>
                          <text:p text:style-name="P8"><text:span text:style-name="T29">Stratégies de stockage</text:span></text:p>
                        </text:list-item>
                        <text:list-item>
                          <text:p text:style-name="P8"><text:span text:style-name="T29">Interfaces réseau</text:span></text:p>
                        </text:list-item>
                      </text:list>
                    </text:list-item>
                    <text:list-item>
                      <text:p text:style-name="P8"><text:span text:style-name="T10">Gestion des paquets</text:span></text:p>
                      <text:list>
                        <text:list-item>
                          <text:p text:style-name="P8"><text:span text:style-name="T15">Pièce maîtresse de l'administration système</text:span></text:p>
                        </text:list-item>
                        <text:list-item>
                          <text:p text:style-name="P8"><text:span text:style-name="T15">Objet de la séance 3</text:span></text:p>
                        </text:list-item>
                      </text:list>
                    </text:list-item>
                    <text:list-item>
                      <text:p text:style-name="P14"><text:span text:style-name="T39">Identification des composants matériels</text:span></text:p>
                      <text:list>
                        <text:list-item>
                          <text:p text:style-name="P14"><text:span text:style-name="T15">Caractérisation des performances attendues</text:span></text:p>
                        </text:list-item>
                        <text:list-item>
                          <text:p text:style-name="P14"><text:span text:style-name="T15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Cahier de l’Admin Debian</text:span></text:p>
                  <text:list>
                    <text:list-item>
                      <text:p text:style-name="P8"><text:span text:style-name="T8"><text:a xlink:href="http://raphaelhertzog.fr/livre/cahier-admin-debian/">http://raphaelhertzog.fr/livre/cahier-admin-debian/</text:a></text:span></text:p>
                    </text:list-item>
                    <text:list-item>
                      <text:p text:style-name="P8"><text:span text:style-name="T8">http://debian-handbook.info/</text:span></text:p>
                    </text:list-item>
                  </text:list>
                </text:list-item>
                <text:list-item>
                  <text:p text:style-name="P8"><text:span text:style-name="T7">Formation Debian GNU/Linux</text:span></text:p>
                  <text:list>
                    <text:list-item>
                      <text:p text:style-name="P8"><text:span text:style-name="T8">http://formation-debian.via.ecp.fr/</text:span></text:p>
                    </text:list-item>
                  </text:list>
                </text:list-item>
                <text:list-item>
                  <text:p text:style-name="P8"><text:span text:style-name="T7">Manuel d'installation Debian</text:span></text:p>
                  <text:list>
                    <text:list-item>
                      <text:p text:style-name="P8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2cm" svg:y="4.5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4.532cm" svg:height="5.861cm" svg:x="26.868cm" svg:y="7.6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19T14:11:27</dc:date>
    <meta:editing-duration>P1DT12H46M29S</meta:editing-duration>
    <meta:editing-cycles>210</meta:editing-cycles>
    <meta:generator>LibreOffice/3.5$Linux_X86_64 LibreOffice_project/350m1$Build-2</meta:generator>
    <meta:document-statistic meta:object-count="351"/>
  </office:meta>
</office:document-meta>
</file>